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1ae21"/>
    </style:style>
    <style:style style:name="T1" style:family="text">
      <style:text-properties officeooo:rsid="0001ae2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.: H234</text:p>
      <text:p text:style-name="P1">Benvolguts/udes companys/es,</text:p>
      <text:p text:style-name="P1"/>
      <text:p text:style-name="P1"/>
      <text:p text:style-name="P1"/>
      <text:p text:style-name="P2"><text:span text:style-name="T1">E</text:span>l Servei d<text:span text:style-name="T1">e Recaudació de l’Ajuntament de Maó </text:span><text:bookmark text:name="docs-internal-guid-ea1e5084-7fff-2d52-2525-78c61fc6b30c"/><text:span text:style-name="T2">indica a un grup d’usuaris que tenen fins el pròxim mes d’abril per a pagar el rebut de l’IBI. </text:span><text:span text:style-name="T3"><text:s/></text:span></text:p>
      <text:p text:style-name="P1"/>
      <text:p text:style-name="P1"/>
      <text:p text:style-name="P1">Ben cordialment,</text:p>
      <text:p text:style-name="P1"/>
      <text:p text:style-name="P1">[rúbrica]</text:p>
      <text:p text:style-name="P1"/>
      <text:p text:style-name="P1">Maria Puig i Comes</text:p>
      <text:p text:style-name="P1">Assessora lingüística del Consell Insular de Menorca</text:p>
      <text:p text:style-name="P1"><text:tab/></text:p>
      <text:p text:style-name="P1">Maó, <text:span text:style-name="T1">10 de novembre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36:49.684426959</meta:creation-date>
    <dc:date>2023-11-29T08:48:20.970759847</dc:date>
    <meta:editing-duration>PT16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1" meta:character-count="304" meta:non-whitespace-character-count="258"/>
  </office:meta>
</office:document-meta>
</file>